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List_20_Paragraph" style:list-style-name="WWNum8">
      <style:paragraph-properties fo:margin-left="2.54cm" fo:margin-right="0cm" fo:margin-top="0cm" fo:margin-bottom="0.282cm" style:contextual-spacing="true" fo:line-height="108%" fo:text-align="start" style:justify-single-word="false" fo:text-indent="-0.635cm" style:auto-text-indent="false" style:writing-mode="lr-tb"/>
    </style:style>
    <style:style style:name="P2" style:family="paragraph" style:parent-style-name="List_20_Paragraph" style:list-style-name="WWNum6">
      <style:text-properties officeooo:paragraph-rsid="0003f645"/>
    </style:style>
    <style:style style:name="P3" style:family="paragraph" style:parent-style-name="List_20_Paragraph" style:list-style-name="WWNum3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 text:number-lines="true" text:line-number="0" style:writing-mode="lr-tb"/>
      <style:text-properties fo:color="#000000" loext:opacity="100%" style:text-underline-style="none" fo:font-weight="normal" officeooo:paragraph-rsid="0003f645" style:font-weight-asian="normal" style:font-weight-complex="normal"/>
    </style:style>
    <style:style style:name="P4" style:family="paragraph" style:parent-style-name="List_20_Paragraph" style:list-style-name="WWNum8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 style:writing-mode="lr-tb"/>
      <style:text-properties officeooo:rsid="0003f645" officeooo:paragraph-rsid="0003f645"/>
    </style:style>
    <style:style style:name="P5" style:family="paragraph" style:parent-style-name="List_20_Paragraph" style:list-style-name="WWNum4">
      <style:text-properties officeooo:rsid="0003f645" officeooo:paragraph-rsid="0003f645"/>
    </style:style>
    <style:style style:name="P6" style:family="paragraph" style:parent-style-name="List_20_Paragraph" style:list-style-name="WWNum5">
      <style:text-properties officeooo:rsid="0003f645" officeooo:paragraph-rsid="0003f645"/>
    </style:style>
    <style:style style:name="P7" style:family="paragraph" style:parent-style-name="List_20_Paragraph" style:list-style-name="WWNum7">
      <style:text-properties officeooo:rsid="0003f645" officeooo:paragraph-rsid="0003f645"/>
    </style:style>
    <style:style style:name="P8" style:family="paragraph" style:parent-style-name="List_20_Paragraph">
      <style:text-properties officeooo:rsid="0003f645" officeooo:paragraph-rsid="0003f645"/>
    </style:style>
    <style:style style:name="P9" style:family="paragraph" style:parent-style-name="List_20_Paragraph">
      <style:text-properties fo:color="#ff0000" loext:opacity="100%" officeooo:rsid="0003f645" officeooo:paragraph-rsid="0003f645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03f645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text:number-lines="true" text:line-number="0" style:writing-mode="lr-tb"/>
    </style:style>
    <style:style style:name="P16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style:writing-mode="lr-tb"/>
    </style:style>
    <style:style style:name="P17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text:number-lines="true" text:line-number="0" style:writing-mode="lr-tb"/>
      <style:text-properties officeooo:paragraph-rsid="0003f645"/>
    </style:style>
    <style:style style:name="P18" style:family="paragraph" style:parent-style-name="Standard">
      <style:paragraph-properties fo:text-align="center" style:justify-single-word="false"/>
      <style:text-properties officeooo:rsid="0003f645" officeooo:paragraph-rsid="0003f645"/>
    </style:style>
    <style:style style:name="P19" style:family="paragraph" style:parent-style-name="Standard">
      <style:paragraph-properties fo:text-align="start" style:justify-single-word="false"/>
      <style:text-properties officeooo:rsid="0003f645" officeooo:paragraph-rsid="0003f645"/>
    </style:style>
    <style:style style:name="P20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text:number-lines="true" text:line-number="0" style:writing-mode="lr-tb"/>
      <style:text-properties officeooo:rsid="0003f645" officeooo:paragraph-rsid="0003f645"/>
    </style:style>
    <style:style style:name="P21" style:family="paragraph" style:parent-style-name="Standard">
      <style:text-properties fo:color="#000000" loext:opacity="100%" style:text-underline-style="none" fo:font-weight="normal" officeooo:rsid="0003f645" officeooo:paragraph-rsid="0003f645" style:font-weight-asian="normal" style:font-weight-complex="normal"/>
    </style:style>
    <style:style style:name="P22" style:family="paragraph" style:parent-style-name="Standard">
      <style:text-properties fo:color="#ff0000" loext:opacity="100%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3f645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3f645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color="#c45911" loext:opacity="100%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T7" style:family="text">
      <style:text-properties fo:color="#c45911" loext:opacity="100%" style:text-underline-style="solid" style:text-underline-width="auto" style:text-underline-color="font-color" fo:font-weight="bold" officeooo:rsid="0003f645" style:font-weight-asian="bold" style:font-weight-complex="bold">
        <loext:char-complex-color loext:theme-type="accent2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T8" style:family="text">
      <style:text-properties fo:font-variant="normal" fo:text-transform="none" fo:color="#c45911" loext:opacity="100%" style:text-line-through-style="none" style:text-line-through-type="none" style:font-name="Calibri" fo:font-size="11pt" fo:language="en" fo:country="GB" fo:font-style="normal" style:text-underline-style="solid" style:text-underline-width="auto" style:text-underline-color="font-color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>
        <loext:char-complex-color loext:theme-type="accent2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T9" style:family="text">
      <style:text-properties fo:font-variant="normal" fo:text-transform="none" fo:color="#c45911" loext:opacity="100%" style:font-name="Calibri" fo:font-size="11pt" fo:language="en" fo:country="GB" fo:font-style="normal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accent2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Calibri" fo:font-size="11pt" fo:language="en" fo:country="GB" fo:font-style="normal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Calibri" fo:font-size="11pt" fo:language="en" fo:country="GB" fo:font-style="normal" style:text-underline-style="none" fo:font-weight="bold" officeooo:rsid="0003f645" style:font-name-asian="Calibri1" style:font-size-asian="11pt" style:font-style-asian="normal" style:font-weight-asian="bold" style:font-name-complex="Calibri1" style:font-size-complex="11pt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2" style:family="text">
      <style:text-properties fo:font-variant="normal" fo:text-transform="none" fo:color="#000000" loext:opacity="100%" style:font-name="Calibri" fo:font-size="11pt" fo:language="en" fo:country="GB" fo:font-style="normal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3" style:family="text">
      <style:text-properties officeooo:rsid="0003f645"/>
    </style:style>
    <style:style style:name="T14" style:family="text">
      <style:text-properties officeooo:rsid="0003f6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 loext:marker-style-name="T1"><text:span text:style-name="T1">First and Last Nmae</text:span></text:p>
      <text:p text:style-name="P10" loext:marker-style-name="T1"><text:span text:style-name="T2">email id</text:span><text:span text:style-name="T1"> |</text:span><text:span text:style-name="T2">mobile no</text:span><text:span text:style-name="T1"> | </text:span><text:span text:style-name="T2">LinkedIn Link</text:span></text:p>
      <text:p text:style-name="P12" loext:marker-style-name="T3"><text:span text:style-name="T3">Hello,</text:span></text:p>
      <text:p text:style-name="P19" loext:marker-style-name="T3"><text:span text:style-name="T4">C</text:span><text:span text:style-name="T3">over letter Context</text:span></text:p>
      <text:p text:style-name="P12" loext:marker-style-name="T5"><text:span text:style-name="T3"/></text:p>
      <text:p text:style-name="P12"><text:span text:style-name="T1">Sincerely</text:span></text:p>
      <text:p text:style-name="P19" loext:marker-style-name="T1"><text:span text:style-name="T1">Name</text:span></text:p>
      <text:p text:style-name="P13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8" loext:marker-style-name="T1"><text:soft-page-break/><text:span text:style-name="T1">First and Last Nmae</text:span></text:p>
      <text:p text:style-name="P11" loext:marker-style-name="T1"><text:span text:style-name="T2">email id</text:span><text:span text:style-name="T1"> |</text:span><text:span text:style-name="T2">mobile no</text:span><text:span text:style-name="T1"> | </text:span><text:span text:style-name="T2">LinkedIn Link</text:span><text:tab/></text:p>
      <text:p text:style-name="Standard" loext:marker-style-name="T6"><text:span text:style-name="T7">P</text:span><text:span text:style-name="T6">rofessional </text:span><text:span text:style-name="T7">S</text:span><text:span text:style-name="T6">ummary</text:span></text:p>
      <text:p text:style-name="P21">Your Professional Summery here</text:p>
      <text:p text:style-name="P15" loext:marker-style-name="T6"><text:span text:style-name="T6">Experience</text:span><text:span text:style-name="T6"/></text:p>
      <text:p text:style-name="P15" loext:marker-style-name="T6"><text:span text:style-name="T7">Job title </text:span><text:span text:style-name="T6">(Grade: Management) | </text:span><text:span text:style-name="T7">Company Name | City Name |</text:span><text:span text:style-name="T6"> 2021 – Present</text:span></text:p>
      <text:list text:style-name="WWNum3">
        <text:list-item>
          <text:p text:style-name="P3"><text:span text:style-name="T13">R</text:span>esponsibilities <text:span text:style-name="T13">1</text:span></text:p>
        </text:list-item>
        <text:list-item>
          <text:p text:style-name="P3"><text:span text:style-name="T13">Responsibilities 2</text:span></text:p>
        </text:list-item>
        <text:list-item>
          <text:p text:style-name="P3"><text:span text:style-name="T13">Responsibilities 3</text:span></text:p>
        </text:list-item>
        <text:list-item>
          <text:p text:style-name="P3"><text:span text:style-name="T13">Responsibilities 4</text:span></text:p>
        </text:list-item>
        <text:list-item>
          <text:p text:style-name="P3"><text:span text:style-name="T13">Responsibilities 5</text:span></text:p>
        </text:list-item>
      </text:list>
      <text:p text:style-name="P17" loext:marker-style-name="T6"><text:span text:style-name="T7">Job title </text:span><text:span text:style-name="T6">(Grade: Management) | </text:span><text:span text:style-name="T7">Company Name | City Name |</text:span><text:span text:style-name="T6"> 2021 – Present</text:span></text:p>
      <text:list text:continue-numbering="true" text:style-name="WWNum3">
        <text:list-item>
          <text:p text:style-name="P3"><text:span text:style-name="T13">R</text:span>esponsibilities <text:span text:style-name="T13">1</text:span></text:p>
        </text:list-item>
        <text:list-item>
          <text:p text:style-name="P3"><text:span text:style-name="T13">Responsibilities 2</text:span></text:p>
        </text:list-item>
        <text:list-item>
          <text:p text:style-name="P3"><text:span text:style-name="T13">Responsibilities 3</text:span></text:p>
        </text:list-item>
        <text:list-item>
          <text:p text:style-name="P3"><text:span text:style-name="T13">Responsibilities 4</text:span></text:p>
        </text:list-item>
      </text:list>
      <text:p text:style-name="P16" loext:marker-style-name="T9"><text:span text:style-name="T8">Education</text:span></text:p>
      <text:list text:style-name="WWNum8">
        <text:list-item>
          <text:p text:style-name="P4" loext:marker-style-name="T12"><text:span text:style-name="T10">Name Of Institute | City Name | 2021</text:span></text:p>
          <text:list>
            <text:list-item>
              <text:p text:style-name="P1" loext:marker-style-name="T10"><text:span text:style-name="T11">Degree name</text:span><text:span text:style-name="T10"> </text:span></text:p>
            </text:list-item>
          </text:list>
        </text:list-item>
        <text:list-item>
          <text:p text:style-name="P4" loext:marker-style-name="T12"><text:span text:style-name="T10">Name Of Institute | City Name | 2021</text:span></text:p>
        </text:list-item>
      </text:list>
      <text:p text:style-name="P17" loext:marker-style-name="T6"><text:span text:style-name="T11">Degree name</text:span></text:p>
      <text:p text:style-name="P17" loext:marker-style-name="T6"><text:span text:style-name="T6">Skills</text:span></text:p>
      <text:list text:style-name="WWNum4">
        <text:list-item>
          <text:p text:style-name="P5">Soft Skill 1 | Soft Skill 2 | Soft Skill 3</text:p>
        </text:list-item>
        <text:list-item>
          <text:p text:style-name="P5">Tech Skill 1 | Tech Skill 2 | Tech Skill 3</text:p>
        </text:list-item>
      </text:list>
      <text:p text:style-name="P15" loext:marker-style-name="T6"><text:span text:style-name="T6">Certifications</text:span></text:p>
      <text:list text:style-name="WWNum5">
        <text:list-item>
          <text:p text:style-name="P6">Certifications 1</text:p>
        </text:list-item>
        <text:list-item>
          <text:p text:style-name="P6">Certifications 1</text:p>
        </text:list-item>
      </text:list>
      <text:p text:style-name="P20" loext:marker-style-name="T6"><text:span text:style-name="T6">Hobbies</text:span></text:p>
      <text:list text:style-name="WWNum6">
        <text:list-item>
          <text:p text:style-name="P2"><text:span text:style-name="T13">Hobbies 1 | Hobbies 2 | Hobbies 2 |</text:span></text:p>
        </text:list-item>
      </text:list>
      <text:p text:style-name="P15" loext:marker-style-name="T6"><text:span text:style-name="T6">Languages</text:span><text:span text:style-name="T6"/></text:p>
      <text:list text:style-name="WWNum7">
        <text:list-item>
          <text:p text:style-name="P7" loext:marker-style-name="T3"><text:span text:style-name="T3">Languages 1</text:span></text:p>
        </text:list-item>
        <text:list-item>
          <text:p text:style-name="P7" loext:marker-style-name="T3"><text:span text:style-name="T3">Languages 1</text:span></text:p>
        </text:list-item>
        <text:list-item>
          <text:p text:style-name="P7" loext:marker-style-name="T3"><text:span text:style-name="T3">Languages 1</text:span></text:p>
        </text:list-item>
      </text:list>
      <text:p text:style-name="P8" loext:marker-style-name="T3"><text:span text:style-name="T3"/></text:p>
      <text:p text:style-name="P8" loext:marker-style-name="T3"><text:span text:style-name="T3"/></text:p>
      <text:p text:style-name="P9"><text:span text:style-name="T3">Note: Remove this red part after completion after working on this rename both PDF and Doc file in formate “Name_Resume” in case of Cover letter and Resume Rename as <text:s/>“Name_Resume+Cover Letter”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#f2f2f2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2f2f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2f2f2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man Mourya</meta:initial-creator>
    <meta:editing-cycles>5</meta:editing-cycles>
    <meta:creation-date>2023-11-17T09:40:48.406502400</meta:creation-date>
    <dc:date>2024-01-06T21:52:53.629000000</dc:date>
    <meta:generator>LibreOffice/7.6.4.1$Windows_X86_64 LibreOffice_project/e19e193f88cd6c0525a17fb7a176ed8e6a3e2aa1</meta:generator>
    <meta:editing-duration>PT10M21S</meta:editing-duration>
    <meta:document-statistic meta:table-count="0" meta:image-count="0" meta:object-count="0" meta:page-count="2" meta:paragraph-count="40" meta:word-count="196" meta:character-count="1052" meta:non-whitespace-character-count="911"/>
    <meta:user-defined meta:name="AppVersion">16.0000</meta:user-defined>
    <meta:template xlink:type="simple" xlink:actuate="onRequest" xlink:title="Normal.dotm" xlink:href=""/>
  </office:meta>
</office:document-meta>
</file>